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3701" officeooo:paragraph-rsid="00123701"/>
    </style:style>
    <style:style style:name="P2" style:family="paragraph" style:parent-style-name="Standard">
      <style:text-properties officeooo:paragraph-rsid="00123701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444444" style:font-name="sans-serif" fo:font-size="10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444444" style:font-name="sans-serif" fo:font-size="10.5pt" fo:letter-spacing="normal" fo:font-style="normal" style:text-underline-style="solid" style:text-underline-width="auto" style:text-underline-color="font-color" fo:font-weight="bold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8" style:family="paragraph" style:parent-style-name="Standard">
      <style:text-properties fo:font-variant="normal" fo:text-transform="none" fo:color="#444444" style:font-name="sans-serif" fo:font-size="10.5pt" fo:letter-spacing="normal" fo:font-style="normal" fo:font-weight="normal" officeooo:rsid="00123701" officeooo:paragraph-rsid="00123701"/>
    </style:style>
    <style:style style:name="P9" style:family="paragraph" style:parent-style-name="Standard">
      <style:text-properties fo:font-variant="normal" fo:text-transform="none" fo:color="#444444" style:font-name="sans-serif" fo:font-size="10.5pt" fo:letter-spacing="normal" fo:font-style="normal" fo:font-weight="normal" officeooo:rsid="00158f96" officeooo:paragraph-rsid="00158f96"/>
    </style:style>
    <style:style style:name="P10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444444" style:font-name="sans-serif" fo:font-size="10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44444" style:font-name="sans-serif" fo:font-size="10.5pt" fo:letter-spacing="normal" fo:font-style="normal" fo:font-weight="normal" officeooo:paragraph-rsid="0013d4ec"/>
    </style:style>
    <style:style style:name="P12" style:family="paragraph" style:parent-style-name="Text_20_body" style:list-style-name="L1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444444" style:font-name="sans-serif" fo:font-size="10.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officeooo:rsid="00123701"/>
    </style:style>
    <style:style style:name="T3" style:family="text">
      <style:text-properties fo:font-variant="normal" fo:text-transform="none" fo:color="#444444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444444" style:font-name="sans-serif" fo:font-size="10.5pt" fo:letter-spacing="normal" fo:font-style="normal" fo:font-weight="normal" officeooo:rsid="00123701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rear una aplicació amb <text:span text:style-name="T1">WindowsForms </text:span>que gestioni una <text:span text:style-name="T1">competició de ping-pong</text:span>.</text:p>
      <text:p text:style-name="P4">Cal dissenyar la interfície gràfica amb els controls que creieu més adequats per a implementar totes les especificacions donades a continuació. Tingueu en compte a l'hora de fer el disseny de la GUI criteris d'usabilitat.</text:p>
      <text:p text:style-name="P6"/>
      <text:p text:style-name="P4">L'aplicació permetrà gestionar <text:span text:style-name="T1">jugadors </text:span>i una <text:span text:style-name="T1">lliga </text:span>de ping-pong entre aquests, amb les següents característiques i funcionalitats:</text:p>
      <text:p text:style-name="P4">- A la lliga tots els jugadors juguen contra tots 1 partit.</text:p>
      <text:p text:style-name="P4">- Cada partit guanyat són 3 punts. En cas d'empat decideix el punt average global (punts a favor - punts en contra).</text:p>
      <text:p text:style-name="P4"><text:bookmark text:name="yui_3_15_0_3_1489162756385_108"/>- Durant el desenvolupament d'una lliga les opcions de gestió de jugadors estaran deshabilitades.</text:p>
      <text:p text:style-name="P6"/>
      <text:p text:style-name="P5">Gestió de jugadors</text:p>
      <text:p text:style-name="P4"><text:span text:style-name="T1">a)</text:span>Afegir un jugador: per a cada jugador guardarem el nom i una fotografia.</text:p>
      <text:p text:style-name="P4"><text:span text:style-name="T1">b)</text:span>Eliminar un jugador.</text:p>
      <text:p text:style-name="P4"><text:span text:style-name="T1">c)</text:span>Modificar un jugador.</text:p>
      <text:p text:style-name="P3"/>
      <text:p text:style-name="P5">Competició</text:p>
      <text:p text:style-name="P4"><text:span text:style-name="T1">a)</text:span>Iniciar una nova lliga: hi participaran tots els jugadors registrats.</text:p>
      <text:p text:style-name="P4"><text:span text:style-name="T1">b)</text:span>Cancel·lar una lliga en curs: s'eliminarpa tota la informació de la lliga.</text:p>
      <text:p text:style-name="P4"><text:span text:style-name="T1">c)</text:span>Jugar el proper partit: s'informarà del proper partit programat i es donarà opció per a introduir el resultat un cop jugat.</text:p>
      <text:p text:style-name="P6"/>
      <text:p text:style-name="P5">Backend</text:p>
      <text:p text:style-name="P4">Per a emmagatzemar tota la informació usarem <text:span text:style-name="T1">Firebase</text:span>.</text:p>
      <text:p text:style-name="P4">Creau-vos una BBDD amb la següent estructura:</text:p>
      <text:list xml:id="list8383311626318215996" text:style-name="L1">
        <text:list-item>
          <text:p text:style-name="P10">Aquesta estructura és una proposta que pot ser modificada segons les necessitats funcionals de l'aplicació.</text:p>
        </text:list-item>
        <text:list-item>
          <text:p text:style-name="P12">Les claus ID i P seran claus generades pel Firebase.</text:p>
        </text:list-item>
      </text:list>
      <text:p text:style-name="P7"/>
      <text:p text:style-name="P11">{<text:line-break/> "Jugadors" : {<text:line-break/> <text:s text:c="2"/>"ID1" : {<text:line-break/> <text:s text:c="2"/>"Foto" : "ramon.jpg",<text:line-break/> <text:s text:c="2"/>"Jugats" : 1,<text:line-break/> <text:s text:c="2"/>"Nom" : "Ramon Casamajó",<text:line-break/> <text:s text:c="2"/>"Punts" : 3<text:line-break/><text:tab/> },</text:p>
      <text:p text:style-name="P11">"ID2" : {<text:line-break/> <text:s/>"Foto" : "toni.jpg",<text:line-break/> <text:s/>"Jugats" : 1,<text:line-break/> <text:s/>"Nom" : "Toni Cassueps",<text:line-break/> <text:s/>"Punts" : 0<text:line-break/> <text:s/>}<text:line-break/><text:soft-page-break/> },<text:line-break/> "Partits" : {<text:line-break/> "P1" : {<text:line-break/><text:tab/> "Jugador1" : "ID1",<text:line-break/><text:tab/> "Jugador2" : "ID2",<text:line-break/><text:tab/> "Punts1" : 11,<text:line-break/><text:tab/> "Punts2" : 7<text:line-break/><text:tab/> }<text:line-break/> }<text:line-break/>}</text:p>
      <text:p text:style-name="Standard"/>
      <text:p text:style-name="Standard"/>
      <text:p text:style-name="Standard"/>
      <text:p text:style-name="P1">Iniciar Liga.</text:p>
      <text:p text:style-name="P1">Eliminar Liga.</text:p>
      <text:p text:style-name="P1">Introducir siguiente partido.</text:p>
      <text:p text:style-name="P1"/>
      <text:p text:style-name="P2"><text:span text:style-name="T2">Añadir jugador. (</text:span><text:span text:style-name="T3">nom i una fotografia</text:span><text:span text:style-name="T4">)</text:span></text:p>
      <text:p text:style-name="P8">Eliminar jugador.</text:p>
      <text:p text:style-name="P8">Modificar Jugador.</text:p>
      <text:p text:style-name="P8"/>
      <text:p text:style-name="P9">Liga</text:p>
      <text:p text:style-name="P8"/>
      <text:p text:style-name="P8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37S</meta:editing-duration>
    <meta:editing-cycles>5</meta:editing-cycles>
    <meta:generator>LibreOffice/5.1.3.2$Windows_x86 LibreOffice_project/644e4637d1d8544fd9f56425bd6cec110e49301b</meta:generator>
    <dc:date>2017-03-17T18:40:53.639000000</dc:date>
    <meta:document-statistic meta:table-count="0" meta:image-count="0" meta:object-count="0" meta:page-count="2" meta:paragraph-count="28" meta:word-count="298" meta:character-count="1849" meta:non-whitespace-character-count="1539"/>
    <meta:user-defined meta:name="Info 1"/>
    <meta:user-defined meta:name="Info 2"/>
    <meta:user-defined meta:name="Info 3"/>
    <meta:user-defined meta:name="Info 4"/>
  </office:meta>
</office:document-meta>
</file>